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69a" officeooo:paragraph-rsid="001ed69a"/>
    </style:style>
    <style:style style:name="P2" style:family="paragraph" style:parent-style-name="Standard">
      <style:text-properties officeooo:rsid="001ed69a" officeooo:paragraph-rsid="0020a5fa"/>
    </style:style>
    <style:style style:name="P3" style:family="paragraph" style:parent-style-name="Standard">
      <style:text-properties officeooo:paragraph-rsid="0020a5fa"/>
    </style:style>
    <style:style style:name="P4" style:family="paragraph" style:parent-style-name="Standard">
      <style:text-properties officeooo:paragraph-rsid="0020ee1b"/>
    </style:style>
    <style:style style:name="P5" style:family="paragraph" style:parent-style-name="Standard">
      <style:text-properties officeooo:rsid="00238041" officeooo:paragraph-rsid="00238041"/>
    </style:style>
    <style:style style:name="P6" style:family="paragraph" style:parent-style-name="Standard">
      <style:text-properties officeooo:rsid="0020ee1b" officeooo:paragraph-rsid="0020ee1b"/>
    </style:style>
    <style:style style:name="T1" style:family="text">
      <style:text-properties officeooo:rsid="0020a5fa"/>
    </style:style>
    <style:style style:name="T2" style:family="text">
      <style:text-properties officeooo:rsid="0020ee1b"/>
    </style:style>
    <style:style style:name="T3" style:family="text">
      <style:text-properties officeooo:rsid="002210d8"/>
    </style:style>
    <style:style style:name="T4" style:family="text">
      <style:text-properties officeooo:rsid="00254035"/>
    </style:style>
    <style:style style:name="T5" style:family="text">
      <style:text-properties officeooo:rsid="0025a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10/02/2<text:span text:style-name="T4">1</text:span> :</text:p>
      <text:p text:style-name="P1"/>
      <text:p text:style-name="P1">-Finalisation des détails pour le livrable 1 : </text:p>
      <text:p text:style-name="P1"><text:s text:c="2"/>1)Ajout de section référence à la fin</text:p>
      <text:p text:style-name="P1"><text:s text:c="2"/>2)Diagramme de Gantt prévisionnel</text:p>
      <text:p text:style-name="P2"/>
      <text:p text:style-name="P2">-Révision<text:span text:style-name="T5">s</text:span> technique<text:span text:style-name="T5">s</text:span> utilisées : Condition de luminosité à revoir =&gt; éclairage homogène du visage nécessaire (limite de la technique); apprentissage à refaire spécialement pour un utilisateur avec ses lunettes ainsi que pour la luminosité </text:p>
      <text:p text:style-name="P4"><text:span text:style-name="T2">Ainsi, r</text:span><text:span text:style-name="T1">ésultats concluant en bonnes conditions de luminosités homogène et sans lunettes</text:span></text:p>
      <text:p text:style-name="P3"/>
      <text:p text:style-name="P3">-<text:span text:style-name="T1">Première ébauche de calibration, mais attention aux projections en cosinus pour les petit angles (ordre 2), </text:span><text:span text:style-name="T2">tester des polynômes d’ordre 2 en x et y </text:span></text:p>
      <text:p text:style-name="P5">Attention l’ordre ne doit pas être trop élevé pour la complexité du problème</text:p>
      <text:p text:style-name="P3"/>
      <text:p text:style-name="P6">Pour aller plus loin :</text:p>
      <text:p text:style-name="P4">-<text:span text:style-name="T3">Jason Saragih : </text:span><text:span text:style-name="T1">Algorithme de recalage d’un modèle 3D de visage sur un modèle 2D (assez avancé mais possibilité)</text:span></text:p>
      <text:p text:style-name="P3">-<text:span text:style-name="T1">Capteur Kinect 3D, pour une </text:span><text:span text:style-name="T2">mesure</text:span><text:span text:style-name="T1"> </text:span><text:span text:style-name="T2">plus précise de l’oei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6:35:57.218579292</meta:creation-date>
    <dc:date>2021-02-10T17:26:21.404675478</dc:date>
    <meta:editing-duration>PT5M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41" meta:character-count="892" meta:non-whitespace-character-count="754"/>
  </office:meta>
</office:document-meta>
</file>